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Radhika ladies empor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sri ram enterpries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6-04-30" calcext:value-type="date">
            <text:p>30/04/16</text:p>
          </table:table-cell>
          <table:table-cell office:value-type="string" calcext:value-type="string">
            <text:p>petrol 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date" office:date-value="2016-04-30" calcext:value-type="date">
            <text:p>30/04/16</text:p>
          </table:table-cell>
          <table:table-cell office:value-type="string" calcext:value-type="string">
            <text:p>Pvr Lm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6-04-02" calcext:value-type="date">
            <text:p>02/04/16</text:p>
          </table:table-cell>
          <table:table-cell office:value-type="string" calcext:value-type="string">
            <text:p>amazon phone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cash in han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formula="of:=SUM([.C1:.C8])" office:value-type="float" office:value="15663" calcext:value-type="float">
            <text:p>15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6:56:28.205225851</meta:creation-date>
    <dc:date>2016-05-14T17:00:18.621792833</dc:date>
    <meta:editing-duration>P0D</meta:editing-duration>
    <meta:editing-cycles>1</meta:editing-cycles>
    <meta:document-statistic meta:table-count="1" meta:cell-count="20" meta:object-count="0"/>
    <meta:generator>LibreOffice/4.2.7.2$Linux_x86 LibreOffice_project/420m0$Build-2</meta:generator>
  </office:meta>
</office:document-meta>
</file>